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1" text:anchor-type="char" svg:width="16.619cm" svg:height="5.122cm" draw:z-index="0"><draw:image xlink:href="Pictures/10000000000002CA000000DDEA60197F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2 dice to pool, up to Essence.</text:p>
        <text:p text:style-name="Text_20_body">The Second (Ability) Excellency, Essence Triumphant: 2m adds 1 success, up to Essence. <text:s/>Can’t buy off penalties, as Sidereals can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three need reviewing for game balance.] [Richard reckons the first two below need a keyword, prob. Shaping, and aren’t Excellencies as they affect others – Insolencies?]</text:p>
  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Fifth (Ability) Excellency, Essence Ominous: each 4m raises target number for opponent by 1, up to a maximum of 10; but they can’t botch.</text:p>
        <text:h text:style-name="Heading_20_2" text:outline-level="2"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Athletics</text:h>
        <text:p text:style-name="Text_20_body">Tree for Walking on water, fire, walls, air etc. <text:s/>(Throw self at ground, and miss.)</text:p>
        <text:p text:style-name="Text_20_body">Tree for using Athletics to enhance appearance, <text:soft-page-break/>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<text:soft-page-break/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759780763" text:style-name="L1">
          <text:list-item>
            <text:p text:style-name="P3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974530846" text:style-name="L2">
          <text:list-item>
            <text:p text:style-name="P4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359165220" text:style-name="L3">
          <text:list-item>
            <text:p text:style-name="P5">Mass production</text:p>
          </text:list-item>
          <text:list-item>
            <text:p text:style-name="P5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190332990" text:style-name="L4">
          <text:list-item>
            <text:p text:style-name="P6">Learning systems – think </text:p>
          </text:list-item>
          <text:list-item>
            <text:p text:style-name="P6"><text:soft-page-break/>Manipulating decisions based on bureaucratic forms/processes.</text:p>
          </text:list-item>
          <text:list-item>
            <text:p text:style-name="P6">Creating new forms/processes to achieve desired ends.</text:p>
          </text:list-item>
          <text:list-item>
            <text:p text:style-name="P6">Discover/re-write official/recorded information about people.</text:p>
          </text:list-item>
          <text:list-item>
            <text:p text:style-name="P6">Official vs. Surreptitious Business</text:p>
          </text:list-item>
          <text:list-item>
            <text:p text:style-name="P6">Uncovering secrets through analyzing side channels of bureaucracy (from “Zambian cybernetics genius”)</text:p>
          </text:list-item>
          <text:list-item>
            <text:p text:style-name="P6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4T22:43:45</dc:date>
    <meta:editing-duration>PT00H26M39S</meta:editing-duration>
    <meta:editing-cycles>11</meta:editing-cycles>
    <meta:generator>OpenOffice.org/3.2$Unix OpenOffice.org_project/320m12$Build-9483</meta:generator>
    <meta:document-statistic meta:table-count="0" meta:image-count="1" meta:object-count="0" meta:page-count="4" meta:paragraph-count="159" meta:word-count="1564" meta:character-count="10577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2:42:04"/>
  </office:meta>
</office:document-meta>
</file>